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cm" fo:margin-bottom="0cm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cm" fo:margin-bottom="0cm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cm" fo:margin-bottom="0cm" style:contextual-spacing="false"/>
    </style:style>
    <style:style style:name="P45" style:family="paragraph" style:parent-style-name="Text_20_body" style:list-style-name="L23"/>
    <style:style style:name="P46" style:family="paragraph" style:parent-style-name="Text_20_body" style:list-style-name="L23">
      <style:paragraph-properties fo:margin-top="0cm" fo:margin-bottom="0cm" style:contextual-spacing="false"/>
    </style:style>
    <style:style style:name="P47" style:family="paragraph" style:parent-style-name="Text_20_body" style:list-style-name="L24"/>
    <style:style style:name="P48" style:family="paragraph" style:parent-style-name="Text_20_body" style:list-style-name="L24">
      <style:paragraph-properties fo:margin-top="0cm" fo:margin-bottom="0cm" style:contextual-spacing="false"/>
    </style:style>
    <style:style style:name="P49" style:family="paragraph" style:parent-style-name="Text_20_body" style:list-style-name="L25"/>
    <style:style style:name="P50" style:family="paragraph" style:parent-style-name="Text_20_body" style:list-style-name="L25">
      <style:paragraph-properties fo:margin-top="0cm" fo:margin-bottom="0cm" style:contextual-spacing="false"/>
    </style:style>
    <style:style style:name="P51" style:family="paragraph" style:parent-style-name="Text_20_body" style:list-style-name="L26"/>
    <style:style style:name="P52" style:family="paragraph" style:parent-style-name="Text_20_body" style:list-style-name="L26">
      <style:paragraph-properties fo:margin-top="0cm" fo:margin-bottom="0cm" style:contextual-spacing="false"/>
    </style:style>
    <style:style style:name="P53" style:family="paragraph" style:parent-style-name="Text_20_body" style:list-style-name="L27"/>
    <style:style style:name="P54" style:family="paragraph" style:parent-style-name="Text_20_body" style:list-style-name="L2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19-1 : Routeur, interfaces réseau, protocoles et Filius</text:h>
      <text:h text:style-name="Heading_20_3" text:outline-level="3">Objectif</text:h>
      <text:p text:style-name="Text_20_body">Aujourd’hui, on apprend à comprendre le rôle du routeur, des interfaces réseau et des protocoles.</text:p>
      <text:h text:style-name="Heading_20_3" text:outline-level="3">À la fin de la séance, je dois savoir :</text:h>
      <text:list text:style-name="L1">
        <text:list-item>
          <text:p text:style-name="P2">dire à quoi sert un routeur ; </text:p>
        </text:list-item>
        <text:list-item>
          <text:p text:style-name="P2">expliquer pourquoi il a au moins deux interfaces réseau ; </text:p>
        </text:list-item>
        <text:list-item>
          <text:p text:style-name="P2">définir RAM ; </text:p>
        </text:list-item>
        <text:list-item>
          <text:p text:style-name="P2">dire ce qu’est Linux ; </text:p>
        </text:list-item>
        <text:list-item>
          <text:p text:style-name="P2">définir un protocole ; </text:p>
        </text:list-item>
        <text:list-item>
          <text:p text:style-name="P1">observer une interconnexion simple dans Filius. </text:p>
        </text:list-item>
      </text:list>
      <text:h text:style-name="Heading_20_1" text:outline-level="1">1. À retenir</text:h>
      <text:h text:style-name="Heading_20_2" text:outline-level="2">Le routeur</text:h>
      <text:p text:style-name="Text_20_body">Un <text:span text:style-name="Strong_20_Emphasis">routeur</text:span> relie des <text:span text:style-name="Strong_20_Emphasis">réseaux différents</text:span>.<text:line-break/>Il permet aux données de passer d’un réseau à un autre.</text:p>
      <text:h text:style-name="Heading_20_2" text:outline-level="2">Les interfaces réseau</text:h>
      <text:p text:style-name="Text_20_body">Une <text:span text:style-name="Strong_20_Emphasis">interface réseau</text:span> est un point de connexion d’une machine à un réseau.</text:p>
      <text:p text:style-name="Text_20_body">Un routeur possède au moins <text:span text:style-name="Strong_20_Emphasis">deux interfaces</text:span> s’il relie au moins <text:span text:style-name="Strong_20_Emphasis">deux réseaux</text:span>.</text:p>
      <text:h text:style-name="Heading_20_2" text:outline-level="2">Le routeur est une machine spécialisée</text:h>
      <text:p text:style-name="Text_20_body">Un routeur peut être vu comme un petit ordinateur spécialisé dans la communication réseau.</text:p>
      <text:p text:style-name="Text_20_body">Il peut contenir :</text:p>
      <text:list text:style-name="L2">
        <text:list-item>
          <text:p text:style-name="P4">un processeur ; </text:p>
        </text:list-item>
        <text:list-item>
          <text:p text:style-name="P4">de la RAM ; </text:p>
        </text:list-item>
        <text:list-item>
          <text:p text:style-name="P4">des interfaces réseau ; </text:p>
        </text:list-item>
        <text:list-item>
          <text:p text:style-name="P3">un système d’exploitation. </text:p>
        </text:list-item>
      </text:list>
      <text:h text:style-name="Heading_20_2" text:outline-level="2">La RAM</text:h>
      <text:p text:style-name="Text_20_body">RAM signifie :<text:line-break/><text:span text:style-name="Strong_20_Emphasis">Random Access Memory</text:span></text:p>
      <text:p text:style-name="Text_20_body">En français :<text:line-break/><text:span text:style-name="Strong_20_Emphasis">mémoire vive</text:span></text:p>
      <text:h text:style-name="Heading_20_2" text:outline-level="2"><text:soft-page-break/>Linux</text:h>
      <text:p text:style-name="Text_20_body">Linux est un <text:span text:style-name="Strong_20_Emphasis">système d’exploitation</text:span>.</text:p>
      <text:h text:style-name="Heading_20_2" text:outline-level="2">Le protocole</text:h>
      <text:p text:style-name="Text_20_body">Un <text:span text:style-name="Strong_20_Emphasis">protocole</text:span> est un ensemble de règles qui permet à des machines de communiquer.</text:p>
      <text:h text:style-name="Heading_20_1" text:outline-level="1">2. Méthode</text:h>
      <text:p text:style-name="Text_20_body">Pour analyser une situation réseau, je me pose ces questions :</text:p>
      <text:list text:style-name="L3">
        <text:list-item>
          <text:p text:style-name="P6">Les machines sont-elles dans le même réseau ? </text:p>
        </text:list-item>
        <text:list-item>
          <text:p text:style-name="P6">Faut-il un routeur ? </text:p>
        </text:list-item>
        <text:list-item>
          <text:p text:style-name="P6">Combien de réseaux faut-il relier ? </text:p>
        </text:list-item>
        <text:list-item>
          <text:p text:style-name="P6">Combien d’interfaces faut-il au minimum ? </text:p>
        </text:list-item>
        <text:list-item>
          <text:p text:style-name="P5">Quelles règles permettent la communication ? </text:p>
        </text:list-item>
      </text:list>
      <text:h text:style-name="Heading_20_1" text:outline-level="1">3. Exemple guidé</text:h>
      <text:p text:style-name="Text_20_body">On considère :</text:p>
      <text:list text:style-name="L4">
        <text:list-item>
          <text:p text:style-name="P8">M1 : <text:span text:style-name="Source_20_Text">192.168.1.1/24</text:span> </text:p>
        </text:list-item>
        <text:list-item>
          <text:p text:style-name="P7">M2 : <text:span text:style-name="Source_20_Text">192.168.2.3/24</text:span> </text:p>
        </text:list-item>
      </text:list>
      <text:h text:style-name="Heading_20_3" text:outline-level="3">Questions</text:h>
      <text:list text:style-name="L5">
        <text:list-item>
          <text:p text:style-name="P10">M1 et M2 sont-elles dans le même réseau ?<text:line-break/>.................................................................... </text:p>
        </text:list-item>
        <text:list-item>
          <text:p text:style-name="P10">Peuvent-elles communiquer directement ?<text:line-break/>.................................................................... </text:p>
        </text:list-item>
        <text:list-item>
          <text:p text:style-name="P10">Quel équipement faut-il ajouter ?<text:line-break/>.................................................................... </text:p>
        </text:list-item>
        <text:list-item>
          <text:p text:style-name="P9">Pourquoi cet équipement doit-il posséder au moins deux interfaces ?<text:line-break/>.................................................................... </text:p>
        </text:list-item>
      </text:list>
      <text:h text:style-name="Heading_20_1" text:outline-level="1">4. Exercices</text:h>
      <text:h text:style-name="Heading_20_2" text:outline-level="2">Exercice 1</text:h>
      <text:p text:style-name="Text_20_body">Compléter :</text:p>
      <text:list text:style-name="L6">
        <text:list-item>
          <text:p text:style-name="P12">Un routeur sert à<text:line-break/>.................................................................... </text:p>
        </text:list-item>
        <text:list-item>
          <text:p text:style-name="P12">Une interface réseau sert à<text:line-break/>.................................................................... </text:p>
        </text:list-item>
        <text:list-item>
          <text:p text:style-name="P11"><text:soft-page-break/>Un routeur a au moins deux interfaces quand il relie<text:line-break/>.................................................................... </text:p>
        </text:list-item>
      </text:list>
      <text:h text:style-name="Heading_20_2" text:outline-level="2">Exercice 2</text:h>
      <text:p text:style-name="Text_20_body">Répondre :</text:p>
      <text:list text:style-name="L7">
        <text:list-item>
          <text:p text:style-name="P14">Que signifie RAM ?<text:line-break/>.................................................................... </text:p>
        </text:list-item>
        <text:list-item>
          <text:p text:style-name="P14">En français, on parle de<text:line-break/>.................................................................... </text:p>
        </text:list-item>
        <text:list-item>
          <text:p text:style-name="P13">Linux est<text:line-break/>.................................................................... </text:p>
        </text:list-item>
      </text:list>
      <text:h text:style-name="Heading_20_2" text:outline-level="2">Exercice 3</text:h>
      <text:p text:style-name="Text_20_body">Compléter :<text:line-break/>Un protocole est<text:line-break/>....................................................................<text:line-break/>....................................................................</text:p>
      <text:h text:style-name="Heading_20_2" text:outline-level="2">Exercice 4</text:h>
      <text:p text:style-name="Text_20_body">On considère un routeur reliant deux réseaux :</text:p>
      <text:list text:style-name="L8">
        <text:list-item>
          <text:p text:style-name="P16">N1 : <text:span text:style-name="Source_20_Text">192.168.1.0/24</text:span> </text:p>
        </text:list-item>
        <text:list-item>
          <text:p text:style-name="P15">N2 : <text:span text:style-name="Source_20_Text">192.168.2.0/24</text:span> </text:p>
        </text:list-item>
      </text:list>
      <text:p text:style-name="Text_20_body">Donner une adresse IP possible pour :</text:p>
      <text:list text:style-name="L9">
        <text:list-item>
          <text:p text:style-name="P18">l’interface du routeur côté N1 :<text:line-break/>.................................................................... </text:p>
        </text:list-item>
        <text:list-item>
          <text:p text:style-name="P17">l’interface du routeur côté N2 :<text:line-break/>.................................................................... </text:p>
        </text:list-item>
      </text:list>
      <text:h text:style-name="Heading_20_1" text:outline-level="1">5. Activité Filius</text:h>
      <text:h text:style-name="Heading_20_2" text:outline-level="2">Consigne</text:h>
      <text:p text:style-name="Text_20_body">Dans Filius, construire un petit réseau avec :</text:p>
      <text:list text:style-name="L10">
        <text:list-item>
          <text:p text:style-name="P20">PC1 : <text:span text:style-name="Source_20_Text">192.168.1.1/24</text:span> </text:p>
        </text:list-item>
        <text:list-item>
          <text:p text:style-name="P20">PC2 : <text:span text:style-name="Source_20_Text">192.168.1.2/24</text:span> </text:p>
        </text:list-item>
        <text:list-item>
          <text:p text:style-name="P19">PC3 : <text:span text:style-name="Source_20_Text">192.168.2.3/24</text:span> </text:p>
        </text:list-item>
      </text:list>
      <text:h text:style-name="Heading_20_3" text:outline-level="3">Étape 1</text:h>
      <text:p text:style-name="Text_20_body">Tester la communication entre PC1 et PC2.</text:p>
      <text:list text:style-name="L11">
        <text:list-item>
          <text:p text:style-name="P22"><text:soft-page-break/>La communication fonctionne-t-elle ?<text:line-break/>.................................................................... </text:p>
        </text:list-item>
        <text:list-item>
          <text:p text:style-name="P21">Pourquoi ?<text:line-break/>.................................................................... </text:p>
        </text:list-item>
      </text:list>
      <text:h text:style-name="Heading_20_3" text:outline-level="3">Étape 2</text:h>
      <text:p text:style-name="Text_20_body">Tester la communication entre PC1 et PC3 sans routeur.</text:p>
      <text:list text:style-name="L12">
        <text:list-item>
          <text:p text:style-name="P24">La communication fonctionne-t-elle ?<text:line-break/>.................................................................... </text:p>
        </text:list-item>
        <text:list-item>
          <text:p text:style-name="P23">Pourquoi ?<text:line-break/>.................................................................... </text:p>
        </text:list-item>
      </text:list>
      <text:h text:style-name="Heading_20_3" text:outline-level="3">Étape 3</text:h>
      <text:p text:style-name="Text_20_body">Ajouter un routeur avec deux interfaces :</text:p>
      <text:list text:style-name="L13">
        <text:list-item>
          <text:p text:style-name="P26"><text:span text:style-name="Source_20_Text">192.168.1.254/24</text:span> </text:p>
        </text:list-item>
        <text:list-item>
          <text:p text:style-name="P25"><text:span text:style-name="Source_20_Text">192.168.2.254/24</text:span> </text:p>
        </text:list-item>
      </text:list>
      <text:list text:style-name="L14">
        <text:list-item>
          <text:p text:style-name="P28">Quel est le rôle du routeur ?<text:line-break/>.................................................................... </text:p>
        </text:list-item>
        <text:list-item>
          <text:p text:style-name="P27">Pourquoi a-t-il deux interfaces ?<text:line-break/>.................................................................... </text:p>
        </text:list-item>
      </text:list>
      <text:h text:style-name="Heading_20_1" text:outline-level="1">6. Petit exercice type bac</text:h>
      <text:p text:style-name="Text_20_body">On considère deux réseaux :</text:p>
      <text:list text:style-name="L15">
        <text:list-item>
          <text:p text:style-name="P30">N1 : <text:span text:style-name="Source_20_Text">192.168.1.0/24</text:span> </text:p>
        </text:list-item>
        <text:list-item>
          <text:p text:style-name="P29">N2 : <text:span text:style-name="Source_20_Text">192.168.2.0/24</text:span> </text:p>
        </text:list-item>
      </text:list>
      <text:p text:style-name="Text_20_body">Une machine M1 du réseau N1 possède l’adresse <text:span text:style-name="Source_20_Text">192.168.1.1/24</text:span>.<text:line-break/>Une machine M2 du réseau N2 possède l’adresse <text:span text:style-name="Source_20_Text">192.168.2.3/24</text:span>.</text:p>
      <text:p text:style-name="Text_20_body">Un routeur R relie ces deux réseaux.</text:p>
      <text:h text:style-name="Heading_20_3" text:outline-level="3">Questions</text:h>
      <text:list text:style-name="L16">
        <text:list-item>
          <text:p text:style-name="P32">Pourquoi M1 et M2 ne peuvent-elles pas communiquer directement sans routeur ?<text:line-break/>.................................................................... </text:p>
        </text:list-item>
        <text:list-item>
          <text:p text:style-name="P32">Quel est le rôle du routeur ?<text:line-break/>.................................................................... </text:p>
        </text:list-item>
        <text:list-item>
          <text:p text:style-name="P32">Pourquoi le routeur doit-il posséder au moins deux interfaces réseau ?<text:line-break/>.................................................................... </text:p>
        </text:list-item>
        <text:list-item>
          <text:p text:style-name="P32">Donner une adresse IP possible pour l’interface du routeur connectée au réseau N1.<text:line-break/>.................................................................... </text:p>
        </text:list-item>
        <text:list-item>
          <text:p text:style-name="P32">Donner une adresse IP possible pour l’interface du routeur connectée au réseau N2.<text:line-break/>.................................................................... </text:p>
        </text:list-item>
        <text:list-item>
          <text:p text:style-name="P32"><text:soft-page-break/>Définir RAM.<text:line-break/>.................................................................... </text:p>
        </text:list-item>
        <text:list-item>
          <text:p text:style-name="P32">Expliquer simplement ce qu’est Linux.<text:line-break/>.................................................................... </text:p>
        </text:list-item>
        <text:list-item>
          <text:p text:style-name="P31">Définir le mot protocole.<text:line-break/>.................................................................... </text:p>
        </text:list-item>
      </text:list>
      <text:h text:style-name="Heading_20_1" text:outline-level="1">7. Vrai ou faux ?</text:h>
      <text:h text:style-name="Heading_20_2" text:outline-level="2">a)</text:h>
      <text:p text:style-name="Text_20_body">Un routeur relie des réseaux différents.<text:line-break/><text:span text:style-name="Strong_20_Emphasis">Vrai / Faux</text:span></text:p>
      <text:h text:style-name="Heading_20_2" text:outline-level="2">b)</text:h>
      <text:p text:style-name="Text_20_body">Un routeur n’a besoin que d’une seule interface pour relier deux réseaux.<text:line-break/><text:span text:style-name="Strong_20_Emphasis">Vrai / Faux</text:span></text:p>
      <text:h text:style-name="Heading_20_2" text:outline-level="2">c)</text:h>
      <text:p text:style-name="Text_20_body">RAM signifie Random Access Memory.<text:line-break/><text:span text:style-name="Strong_20_Emphasis">Vrai / Faux</text:span></text:p>
      <text:h text:style-name="Heading_20_2" text:outline-level="2">d)</text:h>
      <text:p text:style-name="Text_20_body">Linux est un système d’exploitation.<text:line-break/><text:span text:style-name="Strong_20_Emphasis">Vrai / Faux</text:span></text:p>
      <text:h text:style-name="Heading_20_2" text:outline-level="2">e)</text:h>
      <text:p text:style-name="Text_20_body">Un protocole est un ensemble de règles de communication.<text:line-break/><text:span text:style-name="Strong_20_Emphasis">Vrai / Faux</text:span></text:p>
      <text:h text:style-name="Heading_20_1" text:outline-level="1">8. Bilan</text:h>
      <text:p text:style-name="Text_20_body">Compléter les phrases :</text:p>
      <text:list text:style-name="L17">
        <text:list-item>
          <text:p text:style-name="P34">Un routeur sert à<text:line-break/>.................................................................... </text:p>
        </text:list-item>
        <text:list-item>
          <text:p text:style-name="P34">Une interface réseau sert à<text:line-break/>.................................................................... </text:p>
        </text:list-item>
        <text:list-item>
          <text:p text:style-name="P34">RAM signifie<text:line-break/>.................................................................... </text:p>
        </text:list-item>
        <text:list-item>
          <text:p text:style-name="P34">Linux est<text:line-break/>.................................................................... </text:p>
        </text:list-item>
        <text:list-item>
          <text:p text:style-name="P33"><text:soft-page-break/>Un protocole est<text:line-break/>.................................................................... </text:p>
        </text:list-item>
      </text:list>
      <text:h text:style-name="Heading_20_1" text:outline-level="1">CORRECTION</text:h>
      <text:h text:style-name="Heading_20_2" text:outline-level="2">Exemple guidé</text:h>
      <text:list text:style-name="L18">
        <text:list-item>
          <text:p text:style-name="P36">Non </text:p>
        </text:list-item>
        <text:list-item>
          <text:p text:style-name="P36">Non </text:p>
        </text:list-item>
        <text:list-item>
          <text:p text:style-name="P36">Un routeur </text:p>
        </text:list-item>
        <text:list-item>
          <text:p text:style-name="P35">Parce qu’il doit relier deux réseaux différents </text:p>
        </text:list-item>
      </text:list>
      <text:h text:style-name="Heading_20_2" text:outline-level="2">Exercice 1</text:h>
      <text:list text:style-name="L19">
        <text:list-item>
          <text:p text:style-name="P38">relier des réseaux différents </text:p>
        </text:list-item>
        <text:list-item>
          <text:p text:style-name="P38">connecter une machine à un réseau </text:p>
        </text:list-item>
        <text:list-item>
          <text:p text:style-name="P37">plusieurs réseaux / deux réseaux différents </text:p>
        </text:list-item>
      </text:list>
      <text:h text:style-name="Heading_20_2" text:outline-level="2">Exercice 2</text:h>
      <text:list text:style-name="L20">
        <text:list-item>
          <text:p text:style-name="P40">Random Access Memory </text:p>
        </text:list-item>
        <text:list-item>
          <text:p text:style-name="P40">mémoire vive </text:p>
        </text:list-item>
        <text:list-item>
          <text:p text:style-name="P39">un système d’exploitation </text:p>
        </text:list-item>
      </text:list>
      <text:h text:style-name="Heading_20_2" text:outline-level="2">Exercice 3</text:h>
      <text:p text:style-name="Text_20_body">Un protocole est un ensemble de règles permettant à des machines de communiquer.</text:p>
      <text:h text:style-name="Heading_20_2" text:outline-level="2">Exercice 4</text:h>
      <text:p text:style-name="Text_20_body">Réponses possibles :</text:p>
      <text:list text:style-name="L21">
        <text:list-item>
          <text:p text:style-name="P42"><text:span text:style-name="Source_20_Text">192.168.1.254/24</text:span> </text:p>
        </text:list-item>
        <text:list-item>
          <text:p text:style-name="P41"><text:span text:style-name="Source_20_Text">192.168.2.254/24</text:span> </text:p>
        </text:list-item>
      </text:list>
      <text:h text:style-name="Heading_20_2" text:outline-level="2">Activité Filius</text:h>
      <text:h text:style-name="Heading_20_3" text:outline-level="3">Étape 1</text:h>
      <text:list text:style-name="L22">
        <text:list-item>
          <text:p text:style-name="P44">Oui </text:p>
        </text:list-item>
        <text:list-item>
          <text:p text:style-name="P43">Parce qu’ils sont dans le même réseau </text:p>
        </text:list-item>
      </text:list>
      <text:h text:style-name="Heading_20_3" text:outline-level="3">Étape 2</text:h>
      <text:list text:style-name="L23">
        <text:list-item>
          <text:p text:style-name="P46">Non </text:p>
        </text:list-item>
        <text:list-item>
          <text:p text:style-name="P45">Parce qu’ils sont dans des réseaux différents et qu’il n’y a pas de routeur </text:p>
        </text:list-item>
      </text:list>
      <text:h text:style-name="Heading_20_3" text:outline-level="3"><text:soft-page-break/>Étape 3</text:h>
      <text:list text:style-name="L24">
        <text:list-item>
          <text:p text:style-name="P48">Relier les deux réseaux </text:p>
        </text:list-item>
        <text:list-item>
          <text:p text:style-name="P47">Parce qu’il doit être connecté aux deux réseaux </text:p>
        </text:list-item>
      </text:list>
      <text:h text:style-name="Heading_20_2" text:outline-level="2">Petit exercice type bac</text:h>
      <text:list text:style-name="L25">
        <text:list-item>
          <text:p text:style-name="P50">Parce qu’elles appartiennent à des réseaux différents </text:p>
        </text:list-item>
        <text:list-item>
          <text:p text:style-name="P50">Il relie les deux réseaux et permet le passage des données </text:p>
        </text:list-item>
        <text:list-item>
          <text:p text:style-name="P50">Parce qu’il doit être connecté aux deux réseaux </text:p>
        </text:list-item>
        <text:list-item>
          <text:p text:style-name="P50">Exemple : <text:span text:style-name="Source_20_Text">192.168.1.254/24</text:span> </text:p>
        </text:list-item>
        <text:list-item>
          <text:p text:style-name="P50">Exemple : <text:span text:style-name="Source_20_Text">192.168.2.254/24</text:span> </text:p>
        </text:list-item>
        <text:list-item>
          <text:p text:style-name="P50">RAM signifie Random Access Memory, mémoire vive </text:p>
        </text:list-item>
        <text:list-item>
          <text:p text:style-name="P50">Linux est un système d’exploitation </text:p>
        </text:list-item>
        <text:list-item>
          <text:p text:style-name="P49">Un protocole est un ensemble de règles permettant la communication entre machines </text:p>
        </text:list-item>
      </text:list>
      <text:h text:style-name="Heading_20_2" text:outline-level="2">Vrai ou faux</text:h>
      <text:p text:style-name="Text_20_body">a) <text:span text:style-name="Strong_20_Emphasis">Vrai</text:span><text:line-break/>b) <text:span text:style-name="Strong_20_Emphasis">Faux</text:span><text:line-break/>c) <text:span text:style-name="Strong_20_Emphasis">Vrai</text:span><text:line-break/>d) <text:span text:style-name="Strong_20_Emphasis">Vrai</text:span><text:line-break/>e) <text:span text:style-name="Strong_20_Emphasis">Vrai</text:span></text:p>
      <text:h text:style-name="Heading_20_2" text:outline-level="2">Bilan possible</text:h>
      <text:list text:style-name="L26">
        <text:list-item>
          <text:p text:style-name="P52">relier des réseaux différents </text:p>
        </text:list-item>
        <text:list-item>
          <text:p text:style-name="P52">connecter une machine à un réseau </text:p>
        </text:list-item>
        <text:list-item>
          <text:p text:style-name="P52">Random Access Memory </text:p>
        </text:list-item>
        <text:list-item>
          <text:p text:style-name="P52">un système d’exploitation </text:p>
        </text:list-item>
        <text:list-item>
          <text:p text:style-name="P51">un ensemble de règles de communication </text:p>
        </text:list-item>
      </text:list>
      <text:h text:style-name="Heading_20_1" text:outline-level="1">Mini devoir maison</text:h>
      <text:h text:style-name="Heading_20_2" text:outline-level="2">Exercice 1</text:h>
      <text:p text:style-name="Text_20_body">Expliquer en une phrase pourquoi un routeur a besoin d’au moins deux interfaces réseau.<text:line-break/>....................................................................<text:line-break/>....................................................................</text:p>
      <text:h text:style-name="Heading_20_2" text:outline-level="2">Exercice 2</text:h>
      <text:p text:style-name="Text_20_body">Expliquer en une phrase ce qu’est un protocole.<text:line-break/>....................................................................<text:line-break/>....................................................................</text:p>
      <text:h text:style-name="Heading_20_2" text:outline-level="2"><text:soft-page-break/>Exercice 3</text:h>
      <text:p text:style-name="Text_20_body">On considère :</text:p>
      <text:list text:style-name="L27">
        <text:list-item>
          <text:p text:style-name="P54">N1 : <text:span text:style-name="Source_20_Text">192.168.1.0/24</text:span> </text:p>
        </text:list-item>
        <text:list-item>
          <text:p text:style-name="P53">N2 : <text:span text:style-name="Source_20_Text">192.168.2.0/24</text:span> </text:p>
        </text:list-item>
      </text:list>
      <text:p text:style-name="Text_20_body">Proposer une adresse IP possible pour une interface du routeur dans chacun de ces réseaux.<text:line-break/>....................................................................<text:line-break/>.................................................................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5:03:45.895749060</meta:creation-date>
    <dc:date>2026-04-09T15:05:39.345989860</dc:date>
    <meta:editing-duration>PT1M54S</meta:editing-duration>
    <meta:editing-cycles>1</meta:editing-cycles>
    <meta:generator>LibreOffice/24.2.7.2$Linux_X86_64 LibreOffice_project/420$Build-2</meta:generator>
    <meta:print-date>2026-04-09T15:05:45.767655558</meta:print-date>
    <meta:printed-by>Fichiers PDF</meta:printed-by>
    <meta:document-statistic meta:table-count="0" meta:image-count="0" meta:object-count="0" meta:page-count="8" meta:paragraph-count="176" meta:word-count="1017" meta:character-count="8151" meta:non-whitespace-character-count="7310"/>
  </office:meta>
</office:document-meta>
</file>